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Liberation Sans" fo:font-size="10pt" officeooo:rsid="00093d6a" officeooo:paragraph-rsid="00093d6a" style:font-size-asian="10pt" style:font-size-complex="10pt"/>
    </style:style>
    <style:style style:name="P2" style:family="paragraph" style:parent-style-name="Header">
      <style:text-properties style:font-name="Liberation Sans" fo:font-size="10pt" officeooo:rsid="00547930" officeooo:paragraph-rsid="00547930" style:font-size-asian="10pt" style:font-size-complex="10pt"/>
    </style:style>
    <style:style style:name="P3" style:family="paragraph" style:parent-style-name="Header">
      <style:text-properties style:font-name="Liberation Sans" fo:font-size="10pt" officeooo:rsid="0051ec02" officeooo:paragraph-rsid="0051ec02" style:font-size-asian="10pt" style:font-size-complex="10pt"/>
    </style:style>
    <style:style style:name="P4" style:family="paragraph" style:parent-style-name="Footer">
      <style:text-properties fo:background-color="transparent"/>
    </style:style>
    <style:style style:name="P5" style:family="paragraph" style:parent-style-name="Text_20_body">
      <style:text-properties officeooo:rsid="00695ee1" officeooo:paragraph-rsid="006ed463"/>
    </style:style>
    <style:style style:name="P6" style:family="paragraph" style:parent-style-name="Text_20_body">
      <style:text-properties officeooo:rsid="0072aa97" officeooo:paragraph-rsid="0072aa97"/>
    </style:style>
    <style:style style:name="P7" style:family="paragraph" style:parent-style-name="Text_20_body">
      <style:text-properties officeooo:rsid="006a5283" officeooo:paragraph-rsid="006ed463"/>
    </style:style>
    <style:style style:name="P8" style:family="paragraph" style:parent-style-name="Title">
      <style:text-properties officeooo:rsid="00690c2d" officeooo:paragraph-rsid="00690c2d"/>
    </style:style>
    <style:style style:name="P9" style:family="paragraph" style:parent-style-name="Text_20_body" style:list-style-name="L1">
      <style:text-properties fo:font-style="italic" officeooo:rsid="0070d34e" officeooo:paragraph-rsid="0070d34e" style:font-style-asian="italic" style:font-style-complex="italic"/>
    </style:style>
    <style:style style:name="P10" style:family="paragraph" style:parent-style-name="Text_20_body" style:list-style-name="L2">
      <style:text-properties fo:font-style="italic" officeooo:rsid="0072aa97" officeooo:paragraph-rsid="0072aa97" style:font-style-asian="italic" style:font-style-complex="italic"/>
    </style:style>
    <style:style style:name="P11" style:family="paragraph" style:parent-style-name="Text_20_body" style:list-style-name="L2">
      <style:text-properties fo:font-style="italic" officeooo:rsid="007c8897" officeooo:paragraph-rsid="007c8897" style:font-style-asian="italic" style:font-style-complex="italic"/>
    </style:style>
    <style:style style:name="P12" style:family="paragraph" style:parent-style-name="Text_20_body" style:list-style-name="L2">
      <style:text-properties officeooo:rsid="0072aa97" officeooo:paragraph-rsid="0072aa97"/>
    </style:style>
    <style:style style:name="P13" style:family="paragraph" style:parent-style-name="Text_20_body">
      <style:text-properties fo:font-style="normal" officeooo:rsid="0072aa97" officeooo:paragraph-rsid="0072aa97" style:font-style-asian="normal" style:font-style-complex="normal"/>
    </style:style>
    <style:style style:name="P14" style:family="paragraph" style:parent-style-name="Text_20_body">
      <style:text-properties officeooo:paragraph-rsid="00768317"/>
    </style:style>
    <style:style style:name="P15" style:family="paragraph" style:parent-style-name="Heading_20_1">
      <style:text-properties officeooo:rsid="00695ee1" officeooo:paragraph-rsid="00695ee1"/>
    </style:style>
    <style:style style:name="P16" style:family="paragraph" style:parent-style-name="Heading_20_1">
      <style:text-properties officeooo:rsid="00768317" officeooo:paragraph-rsid="00768317"/>
    </style:style>
    <style:style style:name="P17" style:family="paragraph" style:parent-style-name="Heading_20_1">
      <style:text-properties officeooo:rsid="007b0884" officeooo:paragraph-rsid="007b0884"/>
    </style:style>
    <style:style style:name="T1" style:family="text">
      <style:text-properties officeooo:rsid="0051ec02"/>
    </style:style>
    <style:style style:name="T2" style:family="text">
      <style:text-properties officeooo:rsid="00690c2d"/>
    </style:style>
    <style:style style:name="T3" style:family="text">
      <style:text-properties officeooo:rsid="006a5283"/>
    </style:style>
    <style:style style:name="T4" style:family="text">
      <style:text-properties officeooo:rsid="006d509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6d5099" style:font-style-asian="italic" style:font-style-complex="italic"/>
    </style:style>
    <style:style style:name="T7" style:family="text">
      <style:text-properties fo:font-style="italic" officeooo:rsid="0079728d" style:font-style-asian="italic" style:font-style-complex="italic"/>
    </style:style>
    <style:style style:name="T8" style:family="text">
      <style:text-properties fo:font-style="italic" officeooo:rsid="007c8897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6d5099" style:font-style-asian="normal" style:font-style-complex="normal"/>
    </style:style>
    <style:style style:name="T11" style:family="text">
      <style:text-properties fo:font-style="normal" officeooo:rsid="00745523" style:font-style-asian="normal" style:font-style-complex="normal"/>
    </style:style>
    <style:style style:name="T12" style:family="text">
      <style:text-properties fo:font-style="normal" officeooo:rsid="0079728d" style:font-style-asian="normal" style:font-style-complex="normal"/>
    </style:style>
    <style:style style:name="T13" style:family="text">
      <style:text-properties fo:font-style="normal" officeooo:rsid="007c8897" style:font-style-asian="normal" style:font-style-complex="normal"/>
    </style:style>
    <style:style style:name="T14" style:family="text">
      <style:text-properties officeooo:rsid="00765a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kumentaatio</text:p>
      <text:h text:style-name="P15" text:outline-level="1">Ominaisuudet</text:h>
      <text:p text:style-name="P5">Ohjelma tukee uusien käyttäjien rekisteröimistä ja sisäänkirjautumista <text:span text:style-name="T4">(T1)</text:span>. Ohjelma osaa muodostaa yhteyden eri tietokantakaavioihin <text:span text:style-name="T4">(tämä on toteutettu kahdella erillisellä metodilla: </text:span><text:span text:style-name="T6">kdConnect </text:span><text:span text:style-name="T10">ja </text:span><text:span text:style-name="T6">dConnect</text:span><text:span text:style-name="T10">)</text:span>.<text:span text:style-name="T3"> Ohjelma tukee myös uusien kirjojen lisäämistä tietokantoihin (T2-3), ja triggerit pitävät huolta siitä, että tietokannat pysyvät yhtenäisinä. Sekä ylläpitäjät että asiakkaat voivat hakea kirjoja tietokannasta </text:span><text:span text:style-name="T7">hae</text:span><text:span text:style-name="T12">-metodin avulla (R1). Ylläpitäjäroolissa voi lisätä </text:span><text:span text:style-name="T13">ja poistaa teoksia tietokannasta </text:span><text:span text:style-name="T8">lisäätuote</text:span><text:span text:style-name="T13">- ja </text:span><text:span text:style-name="T8">poistatuote-</text:span><text:span text:style-name="T13">komentojen avulla, asiakaskäyttäjänä teoksia taas voi lisätä ja poistaa ostoskorista </text:span><text:span text:style-name="T8">lisää</text:span><text:span text:style-name="T13">- ja </text:span><text:span text:style-name="T8">poista</text:span><text:span text:style-name="T13">-komentojen avulla.</text:span></text:p>
      <text:p text:style-name="P7">Myös yksinkertainen komentopohjainen käyttöliittymä on toteutettuna. Ohjelman tunnistamat komennot ovat admin-oikeuksilla:</text:p>
      <text:list xml:id="list3635038961" text:style-name="L1">
        <text:list-item>
          <text:p text:style-name="P9">apua<text:span text:style-name="T9"> – </text:span><text:span text:style-name="T11">tulostaa näytölle kaikki käytettävissä olevat komennot ja niiden selitykset</text:span></text:p>
        </text:list-item>
        <text:list-item>
          <text:p text:style-name="P9">hae<text:span text:style-name="T9"> -</text:span></text:p>
        </text:list-item>
        <text:list-item>
          <text:p text:style-name="P9">listaa<text:span text:style-name="T9"> -</text:span></text:p>
        </text:list-item>
        <text:list-item>
          <text:p text:style-name="P9">lisäätuote<text:span text:style-name="T9"> -</text:span></text:p>
        </text:list-item>
        <text:list-item>
          <text:p text:style-name="P9">poistatuote<text:span text:style-name="T9"> -</text:span></text:p>
        </text:list-item>
        <text:list-item>
          <text:p text:style-name="P9">logout<text:span text:style-name="T9"> -</text:span></text:p>
        </text:list-item>
        <text:list-item>
          <text:p text:style-name="P9">lopeta<text:span text:style-name="T9"> -</text:span></text:p>
        </text:list-item>
      </text:list>
      <text:p text:style-name="P6"><text:span text:style-name="T14">Asiakas</text:span>käyttäjän oikeuksilla komennot ovat:</text:p>
      <text:list xml:id="list1833701696" text:style-name="L2">
        <text:list-item>
          <text:p text:style-name="P10">apua<text:span text:style-name="T9"> – </text:span><text:span text:style-name="T11">tulostaa näytölle kaikki käytettävissä olevat komennot ja niiden selitykset</text:span></text:p>
        </text:list-item>
        <text:list-item>
          <text:p text:style-name="P10">hae <text:span text:style-name="T9">-</text:span></text:p>
        </text:list-item>
        <text:list-item>
          <text:p text:style-name="P10">listaa<text:span text:style-name="T9"> -</text:span></text:p>
        </text:list-item>
        <text:list-item>
          <text:p text:style-name="P10">lisää<text:span text:style-name="T9"> -</text:span></text:p>
        </text:list-item>
        <text:list-item>
          <text:p text:style-name="P10">poista<text:span text:style-name="T9"> -</text:span></text:p>
        </text:list-item>
        <text:list-item>
          <text:p text:style-name="P11">tilaa <text:span text:style-name="T9">-</text:span></text:p>
        </text:list-item>
        <text:list-item>
          <text:p text:style-name="P10">logout <text:span text:style-name="T9">-</text:span></text:p>
        </text:list-item>
        <text:list-item>
          <text:p text:style-name="P12"><text:span text:style-name="T5">lopeta</text:span><text:span text:style-name="T9"> -</text:span></text:p>
        </text:list-item>
      </text:list>
      <text:p text:style-name="P13"/>
      <text:h text:style-name="P16" text:outline-level="1"><text:soft-page-break/>Työnjako</text:h>
      <text:p text:style-name="P14"/>
      <text:h text:style-name="P16" text:outline-level="1">Toteutus</text:h>
      <text:p text:style-name="P14"/>
      <text:h text:style-name="P16" text:outline-level="1">Ohjelman käyttö</text:h>
      <text:p text:style-name="P14"/>
      <text:h text:style-name="P17" text:outline-level="1">Oma arvi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color="#336699" style:font-name="Liberation Sans Narrow1" fo:font-family="'Liberation Sans Narrow'" style:font-style-name="Regular" style:font-family-generic="swiss" style:font-pitch="variable" fo:font-size="18pt" fo:font-weight="normal" style:font-size-asian="130%" style:font-weight-asian="bold" style:font-size-complex="130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0pt" officeooo:rsid="00093d6a" officeooo:paragraph-rsid="00093d6a" style:font-size-asian="10pt" style:font-size-complex="10pt"/>
    </style:style>
    <style:style style:name="MP2" style:family="paragraph" style:parent-style-name="Header">
      <style:text-properties style:font-name="Liberation Sans" fo:font-size="10pt" officeooo:rsid="00547930" officeooo:paragraph-rsid="00547930" style:font-size-asian="10pt" style:font-size-complex="10pt"/>
    </style:style>
    <style:style style:name="MP3" style:family="paragraph" style:parent-style-name="Header">
      <style:text-properties style:font-name="Liberation Sans" fo:font-size="10pt" officeooo:rsid="0051ec02" officeooo:paragraph-rsid="0051ec02" style:font-size-asian="10pt" style:font-size-complex="10pt"/>
    </style:style>
    <style:style style:name="MP4" style:family="paragraph" style:parent-style-name="Footer">
      <style:text-properties fo:background-color="transparent"/>
    </style:style>
    <style:style style:name="MT1" style:family="text">
      <style:text-properties officeooo:rsid="0051ec02"/>
    </style:style>
    <style:style style:name="MT2" style:family="text">
      <style:text-properties officeooo:rsid="00690c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shadow="none" fo:background-color="transparent" style:dynamic-spacing="false" draw:fill="none" draw:fill-color="#729fcf" draw:fill-image-width="0cm" draw:fill-image-height="0cm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ietokantaohjelmointi</text:span>, kevät 2018<text:tab/><text:tab/><text:page-number text:select-page="current">2</text:page-number></text:p>
        <text:p text:style-name="MP2">Vaihe <text:span text:style-name="MT2">2</text:span> (<text:span text:style-name="MT2">toteutus</text:span>)</text:p>
        <text:p text:style-name="MP3">Ryhmä 23 (Jesse Sydänmäki &amp; Joel Rauma)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8:54:57.904663405</meta:creation-date>
    <meta:editing-duration>P1DT4H19M44S</meta:editing-duration>
    <meta:editing-cycles>70</meta:editing-cycles>
    <meta:generator>LibreOffice/5.3.1.2$Windows_x86 LibreOffice_project/e80a0e0fd1875e1696614d24c32df0f95f03deb2</meta:generator>
    <dc:title>Perus</dc:title>
    <dc:date>2018-05-21T18:36:39.020000000</dc:date>
    <meta:document-statistic meta:table-count="0" meta:image-count="0" meta:object-count="0" meta:page-count="2" meta:paragraph-count="27" meta:word-count="172" meta:character-count="1261" meta:non-whitespace-character-count="1128"/>
    <meta:template xlink:type="simple" xlink:actuate="onRequest" xlink:title="Perus" xlink:href="../../../.config/libreoffice/4/user/template/Perus.ott" meta:date="2018-01-26T08:54:57.661423226"/>
  </office:meta>
</office:document-meta>
</file>